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fo:font-weight="bold" style:font-size-asian="16pt"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font-name="Arial" fo:language="zxx" fo:country="none" style:language-asian="zxx" style:country-asian="none" style:font-name-complex="Arial" style:font-size-complex="16pt"/>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style:font-size-asian="12pt" style:font-size-complex="12pt"/>
    </style:style>
    <style:style style:name="P13" style:family="paragraph" style:parent-style-name="Standard">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Header">
      <style:paragraph-properties style:snap-to-layout-grid="false"/>
      <style:text-properties fo:font-weight="bold" style:font-weight-asian="bold"/>
    </style:style>
    <style:style style:name="P16"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17" style:family="paragraph" style:parent-style-name="Standard">
      <style:paragraph-properties fo:break-before="page"/>
    </style:style>
    <style:style style:name="P18"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19"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20" style:family="paragraph" style:parent-style-name="Standard">
      <style:paragraph-properties fo:margin-left="0in" fo:margin-right="0.0102in" fo:text-indent="0in" style:auto-text-indent="false"/>
    </style:style>
    <style:style style:name="P21"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2" style:family="paragraph" style:parent-style-name="Standard">
      <style:paragraph-properties fo:margin-left="0in" fo:margin-right="0.0102in" fo:text-align="start" style:justify-single-word="false" fo:text-indent="0in" style:auto-text-indent="false"/>
      <style:text-properties style:font-name="Trebuchet MS" fo:font-size="10pt" style:font-size-asian="10pt"/>
    </style:style>
    <style:style style:name="P23" style:family="paragraph" style:parent-style-name="Standard">
      <style:paragraph-properties fo:margin-left="0in" fo:margin-right="0.0102in" fo:text-align="start"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24" style:family="paragraph" style:parent-style-name="Text_20_body">
      <style:paragraph-properties fo:margin-left="0in" fo:margin-right="0in" fo:margin-top="0in" fo:margin-bottom="0.1965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6"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7" style:family="paragraph" style:parent-style-name="Text_20_body">
      <style:paragraph-properties fo:margin-left="-0.0102in" fo:margin-right="0in" fo:margin-top="0in" fo:margin-bottom="0.1965in" fo:text-indent="0in" style:auto-text-indent="false"/>
      <style:text-properties style:font-name="Times New Roman" fo:font-size="12pt" style:font-size-asian="12pt" style:font-size-complex="12pt"/>
    </style:style>
    <style:style style:name="P28" style:family="paragraph" style:parent-style-name="Standard" style:list-style-name="L1"/>
    <style:style style:name="P29" style:family="paragraph" style:parent-style-name="Standard" style:list-style-name="L4"/>
    <style:style style:name="P30" style:family="paragraph" style:parent-style-name="Standard">
      <style:text-properties style:font-name="Times New Roman"/>
    </style:style>
    <style:style style:name="P31" style:family="paragraph" style:parent-style-name="Standard" style:list-style-name="L4">
      <style:text-properties style:font-name="Times New Roman" fo:font-size="12pt" style:font-size-asian="12pt" style:font-size-complex="12pt"/>
    </style:style>
    <style:style style:name="P32" style:family="paragraph" style:parent-style-name="Standard" style:list-style-name="L6">
      <style:text-properties style:font-name="Times New Roman"/>
    </style:style>
    <style:style style:name="P33" style:family="paragraph" style:parent-style-name="Standard" style:list-style-name="L5"/>
    <style:style style:name="P34" style:family="paragraph" style:parent-style-name="Standard" style:master-page-name="First_20_Page">
      <style:paragraph-properties style:page-number="auto"/>
      <style:text-properties style:font-name="Trebuchet MS"/>
    </style:style>
    <style:style style:name="P35" style:family="paragraph" style:parent-style-name="Standard">
      <style:paragraph-properties fo:margin-top="0in" fo:margin-bottom="0.1in"/>
    </style:style>
    <style:style style:name="P36" style:family="paragraph" style:parent-style-name="Standard" style:list-style-name="L3">
      <style:paragraph-properties fo:margin-top="0in" fo:margin-bottom="0.1in"/>
    </style:style>
    <style:style style:name="P37" style:family="paragraph" style:parent-style-name="Standard" style:list-style-name="L9">
      <style:paragraph-properties fo:margin-top="0in" fo:margin-bottom="0.1in"/>
    </style:style>
    <style:style style:name="P38" style:family="paragraph" style:parent-style-name="Text_20_body" style:list-style-name="L2">
      <style:paragraph-properties fo:margin-top="0in" fo:margin-bottom="0in"/>
      <style:text-properties style:font-name="Times New Roman" fo:font-size="12pt" style:font-size-asian="12pt" style:font-size-complex="12pt"/>
    </style:style>
    <style:style style:name="P39" style:family="paragraph" style:parent-style-name="Heading_20_3">
      <style:text-properties style:font-name="Arial"/>
    </style:style>
    <style:style style:name="P40" style:family="paragraph" style:parent-style-name="Heading_20_2">
      <style:text-properties style:font-name="Arial"/>
    </style:style>
    <style:style style:name="P41" style:family="paragraph" style:parent-style-name="Heading_20_2">
      <style:text-properties style:font-name="Arial" fo:font-size="12pt" style:font-size-asian="12pt" style:font-size-complex="12pt"/>
    </style:style>
    <style:style style:name="P42" style:family="paragraph" style:parent-style-name="Contents_20_1">
      <style:paragraph-properties>
        <style:tab-stops>
          <style:tab-stop style:position="6.5in" style:type="right" style:leader-style="dotted" style:leader-text="."/>
        </style:tab-stops>
      </style:paragraph-properties>
    </style:style>
    <style:style style:name="P43" style:family="paragraph" style:parent-style-name="Contents_20_Heading" style:master-page-name="Convert_20_1">
      <style:paragraph-properties style:page-number="auto" fo:break-before="page"/>
    </style:style>
    <style:style style:name="P44" style:family="paragraph" style:parent-style-name="Heading_20_1">
      <style:text-properties style:font-name="Arial" fo:font-size="16pt" style:font-size-asian="16pt" style:font-size-complex="16pt"/>
    </style:style>
    <style:style style:name="P45" style:family="paragraph" style:parent-style-name="Heading_20_1">
      <style:paragraph-properties fo:break-before="page"/>
    </style:style>
    <style:style style:name="P46" style:family="paragraph" style:parent-style-name="Heading_20_1">
      <style:paragraph-properties fo:margin-left="-0.0102in" fo:margin-right="0in" fo:text-indent="0in" style:auto-text-indent="false"/>
      <style:text-properties style:font-name="Arial" fo:font-size="16pt" style:font-size-asian="16pt" style:font-size-complex="16pt"/>
    </style:style>
    <style:style style:name="P47"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style:font-name="Times New Roman1"/>
    </style:style>
    <style:style style:name="T5" style:family="text">
      <style:text-properties fo:font-size="12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style:font-name="Times New Roman" fo:font-size="12pt" style:font-size-asian="12pt" style:font-size-complex="12pt"/>
    </style:style>
    <style:style style:name="T10" style:family="text">
      <style:text-properties style:font-name="Times New Roman" fo:font-size="12pt" style:font-size-asian="12pt" style:font-size-complex="12pt"/>
    </style:style>
    <style:style style:name="T11" style:family="text"/>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4"/>
      <text:p text:style-name="P4"/>
      <text:p text:style-name="P4"/>
      <text:p text:style-name="P4"/>
      <text:p text:style-name="P16"/>
      <text:p text:style-name="P5"/>
      <text:p text:style-name="P5"/>
      <text:p text:style-name="P5"/>
      <text:p text:style-name="P5">CS 673</text:p>
      <text:p text:style-name="P5">Assignment #3</text:p>
      <text:p text:style-name="P6"><text:span text:style-name="T3">Software Configuration Management Plan <text:s/>(SCMP) </text:span><text:s/></text:p>
      <text:p text:style-name="P8"/>
      <text:p text:style-name="P8"/>
      <text:p text:style-name="P8"/>
      <text:p text:style-name="P8"/>
      <text:p text:style-name="P8"/>
      <text:p text:style-name="P8"/>
      <text:p text:style-name="P23">Team Snow Crash</text:p>
      <text:p text:style-name="P22">Dale Earnest</text:p>
      <text:p text:style-name="P22">Jeff Dunn</text:p>
      <text:p text:style-name="P22">Dong Luo</text:p>
      <text:p text:style-name="P22">Mike McWilliams</text:p>
      <text:p text:style-name="P22"/>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1"/>
      <text:p text:style-name="P9"/>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3">Table of Contents</text:p>
            </text:index-title>
            <text:p text:style-name="P42">Revision History<text:tab/>3</text:p>
            <text:p text:style-name="P42">1.Introduction<text:tab/>4</text:p>
            <text:p text:style-name="P47">1.1Acronyms<text:tab/>4</text:p>
            <text:p text:style-name="P47">1.2Terms<text:tab/>4</text:p>
            <text:p text:style-name="P42">2.SCM Management<text:tab/>4</text:p>
            <text:p text:style-name="P47">2.1Organization <text:tab/>4</text:p>
            <text:p text:style-name="P47">2.2SCM Responsibilities<text:tab/>4</text:p>
            <text:p text:style-name="P47">2.3Applicable Policies, Directives, and Procedures<text:tab/>5</text:p>
            <text:p text:style-name="P42">3.SCM Activities<text:tab/>6</text:p>
            <text:p text:style-name="P47">3.1Configuration Identification<text:tab/>6</text:p>
            <text:p text:style-name="P47">3.2Configuration control <text:tab/>7</text:p>
            <text:p text:style-name="P47">3.3Configuration status accounting <text:tab/>7</text:p>
            <text:p text:style-name="P47">3.4Configuration audits and reviews <text:tab/>8</text:p>
            <text:p text:style-name="P47">3.5Interface control<text:tab/>8</text:p>
            <text:p text:style-name="P47">3.6Subcontractor/vendor control <text:tab/>8</text:p>
            <text:p text:style-name="P42">4.SCM Schedules <text:tab/>8</text:p>
            <text:p text:style-name="P42">5.SCM Resources <text:tab/>8</text:p>
            <text:p text:style-name="P42">6.SCM plan maintenance <text:tab/>8</text:p>
            <text:p text:style-name="P42">7.Hours<text:tab/>9</text:p>
            <text:p text:style-name="P47">7.1Total Hours<text:tab/>9</text:p>
            <text:p text:style-name="P47">7.2Hours Broken Down<text:tab/>9</text:p>
            <text:p text:style-name="P42">8.Post Mortem<text:tab/>9</text:p>
          </text:index-body>
        </text:table-of-content>
        <text:p text:style-name="P10"/>
        <text:p text:style-name="P17"/>
        <text:h text:style-name="Heading_20_1" text:outline-level="1" text:is-list-header="true"><text:bookmark-start text:name="_Ref188629088"/><text:bookmark-start text:name="_Ref188469404"/><text:bookmark-start text:name="_Ref188466060"/><text:bookmark text:name="__RefHeading__4_1980107256"/>Revision History<text:bookmark-end text:name="_Ref188629088"/><text:bookmark-end text:name="_Ref188469404"/><text:bookmark-end text:name="_Ref188466060"/><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 For Changes</text:p>
            </table:table-cell>
            <table:table-cell table:style-name="Table1.D1" office:value-type="string">
              <text:p text:style-name="P18">Version(s)</text:p>
            </table:table-cell>
          </table:table-row>
          <table:table-row table:style-name="Table1.1">
            <table:table-cell table:style-name="Table1.A2" office:value-type="string">
              <text:p text:style-name="P19">Dale</text:p>
            </table:table-cell>
            <table:table-cell table:style-name="Table1.B2" office:value-type="string">
              <text:p text:style-name="P19">29 Sept</text:p>
            </table:table-cell>
            <table:table-cell table:style-name="Table1.B2" office:value-type="string">
              <text:p text:style-name="P19">Initial version</text:p>
            </table:table-cell>
            <table:table-cell table:style-name="Table1.D2" office:value-type="string">
              <text:p text:style-name="P19">0.1</text:p>
            </table:table-cell>
          </table:table-row>
          <table:table-row table:style-name="Table1.1">
            <table:table-cell table:style-name="Table1.A3" office:value-type="string">
              <text:p text:style-name="P19">Dale </text:p>
            </table:table-cell>
            <table:table-cell table:style-name="Table1.B3" office:value-type="string">
              <text:p text:style-name="P19">03 Oct</text:p>
            </table:table-cell>
            <table:table-cell table:style-name="Table1.B3" office:value-type="string">
              <text:p text:style-name="P19">Additional Revisions</text:p>
            </table:table-cell>
            <table:table-cell table:style-name="Table1.D3" office:value-type="string">
              <text:p text:style-name="P19">0.2</text:p>
            </table:table-cell>
          </table:table-row>
          <table:table-row table:style-name="Table1.1">
            <table:table-cell table:style-name="Table1.A2" office:value-type="string">
              <text:p text:style-name="P19"/>
            </table:table-cell>
            <table:table-cell table:style-name="Table1.B2" office:value-type="string">
              <text:p text:style-name="P19"/>
            </table:table-cell>
            <table:table-cell table:style-name="Table1.B2" office:value-type="string">
              <text:p text:style-name="P19"/>
            </table:table-cell>
            <table:table-cell table:style-name="Table1.D2" office:value-type="string">
              <text:p text:style-name="P19"/>
            </table:table-cell>
          </table:table-row>
        </table:table>
        <text:p text:style-name="Standard"/>
        <text:p text:style-name="Standard"/>
        <text:p text:style-name="Standard"/>
        <text:h text:style-name="P45" text:outline-level="1"><text:bookmark text:name="__RefHeading__6_1980107256"/>Introduction<text:bookmark-end text:name="__RefHeading__6_1980107256"/></text:h>
        <text:p text:style-name="P11"><text:span text:style-name="T4">This Software Configuration Management Plan (SCMP) describes how the artifacts for the evolutionary simulation project is to be managed.</text:span> </text:p>
        <text:h text:style-name="Heading_20_2" text:outline-level="2">Acronyms</text:h>
        <text:p text:style-name="P24"><text:span text:style-name="T6">CI</text:span>: configuration item – an item tracked by the configuration system</text:p>
        <text:p text:style-name="P24"><text:span text:style-name="T6">CM</text:span>: configuration management – the process of maintaining the relevant versions of the project.</text:p>
        <text:p text:style-name="P24"><text:span text:style-name="T6">SCMP</text:span>: the Software Configuration Management Plan (this document).</text:p>
        <text:p text:style-name="P24"><text:span text:style-name="T7">CL</text:span>: Configuration Leader – manages the configuration plan and code repository.</text:p>
        <text:p text:style-name="P14"/>
        <text:h text:style-name="P41" text:outline-level="2">Terms</text:h>
        <text:p text:style-name="P27"><text:span text:style-name="T6">Approved</text:span> <text:span text:style-name="T6">CI's</text:span>: CI's signed off by project management. </text:p>
        <text:p text:style-name="P27"><text:span text:style-name="T6">Artifact</text:span>: A final or interim product of the project e.g., a document, source code, object code, test result</text:p>
        <text:p text:style-name="P27"><text:span text:style-name="T7">Commits</text:span>: A item or artifact stored in the code repository</text:p>
        <text:p text:style-name="P27"><text:span text:style-name="T6">Master file</text:span>: A particular designated file for this project, defined in section 3.1.2.</text:p>
        <text:h text:style-name="P46" text:outline-level="1">SCM Management</text:h>
        <text:h text:style-name="P40" text:outline-level="2"><text:span text:style-name="T5">Organization</text:span> </text:h>
        <text:p text:style-name="Standard">One of the team members, Dale Earnest, is designated the configuration leader. <text:s/>All others are designated engineers.</text:p>
        <text:h text:style-name="Heading_20_2" text:outline-level="2">SCM Responsibilities</text:h>
        <text:h text:style-name="Heading_20_3" text:outline-level="3">Configuration Leader</text:h>
        <text:p text:style-name="Standard">It is the responsibility of the configuration leader to:</text:p>
        <text:list xml:id="list42339335" text:style-name="L1">
          <text:list-item>
            <text:p text:style-name="P28">Set up, organize, and manage the SCMP. </text:p>
          </text:list-item>
          <text:list-item>
            <text:p text:style-name="P28"><text:soft-page-break/>Set up, organize, and manage the code repository.</text:p>
          </text:list-item>
          <text:list-item>
            <text:p text:style-name="P28">Maintain, back up, and assist in resolving issues with the code repository.</text:p>
          </text:list-item>
          <text:list-item>
            <text:p text:style-name="P28">Create a backup plan and repository should the current tool be unsupported.</text:p>
          </text:list-item>
          <text:list-item>
            <text:p text:style-name="P28">Resolve conflicts between engineers regarding “commits.”</text:p>
          </text:list-item>
        </text:list>
        <text:p text:style-name="Standard"/>
        <text:p text:style-name="P14">Additional responsibilities of the configuration leader, are stated in sections 3.3, 3.4, 3.5, and 3.6. </text:p>
        <text:h text:style-name="Heading_20_3" text:outline-level="3">Engineers</text:h>
        <text:p text:style-name="P24">It is the responsibility of each engineer to abide by the CM rules which the configuration leader publishes. </text:p>
        <text:p text:style-name="P24">Engineers are further divided into three areas; engineers may commit code within their area without prior review by the CL. <text:s/>An engineer wishing to commit code into a different area must get prior approval by the engineers working in the other area and the CL.</text:p>
        <text:p text:style-name="P24">The three areas are:</text:p>
        <text:list xml:id="list42355449" text:style-name="L2">
          <text:list-item>
            <text:p text:style-name="P38">UI: Jeff Dunn</text:p>
          </text:list-item>
          <text:list-item>
            <text:p text:style-name="P38">Sim Engine: Mike McWilliams, Dale Earnest</text:p>
          </text:list-item>
          <text:list-item>
            <text:p text:style-name="P38">I/O: Dong Luo</text:p>
          </text:list-item>
        </text:list>
        <text:p text:style-name="P25"/>
        <text:p text:style-name="P24">Additional responsibilities of the engineers are stated in section 3 below.</text:p>
        <text:h text:style-name="Heading_20_2" text:outline-level="2">Applicable Policies, Directives, and Procedures</text:h>
        <text:list xml:id="list42366213" text:style-name="L3">
          <text:list-item>
            <text:p text:style-name="P36">Every other week in the outside class meetings policies and procedures will be reviewed to ensure that said policies are propelling development and not hindering development.</text:p>
          </text:list-item>
          <text:list-item>
            <text:p text:style-name="P36">Improvements to these guidelines will be posted within two days of team agreement.</text:p>
          </text:list-item>
          <text:list-item>
            <text:p text:style-name="P36">All current and previous releases of this document are retained.</text:p>
          </text:list-item>
          <text:list-item>
            <text:p text:style-name="P36">The master file is managed by the CL.</text:p>
          </text:list-item>
          <text:list-item>
            <text:p text:style-name="P36">The Evolutionary Simulation project will use the Google Code repository.</text:p>
          </text:list-item>
          <text:list-item>
            <text:p text:style-name="P36">The Google Code repository will be accessed through the Mercurial Eclipse plug-in (version 1.6.0).</text:p>
          </text:list-item>
          <text:list-item>
            <text:p text:style-name="P36">Authentication is managed according to the Google Code repository password system.</text:p>
          </text:list-item>
          <text:list-item>
            <text:p text:style-name="P36">All commits are to include release notes sent to the entire team to notify them of changes.</text:p>
          </text:list-item>
        </text:list>
        <text:p text:style-name="P35"/>
        <text:p text:style-name="P35">Code formatting is as follows:</text:p>
        <text:list xml:id="list42373963" text:style-name="L9">
          <text:list-item>
            <text:p text:style-name="P37">Curly braces are the same line.</text:p>
          </text:list-item>
          <text:list-item>
            <text:p text:style-name="P37">Always use curly braces to enclose logical statements.</text:p>
          </text:list-item>
          <text:list-item>
            <text:p text:style-name="P37"><text:soft-page-break/>Camel case variable declarations.</text:p>
          </text:list-item>
          <text:list-item>
            <text:p text:style-name="P37">Keep variables to the smallest scope.</text:p>
          </text:list-item>
          <text:list-item>
            <text:p text:style-name="P37">Declare class variables as private.</text:p>
          </text:list-item>
          <text:list-item>
            <text:p text:style-name="P37">Use inline and block comments for code whose purpose or function is not obvious.</text:p>
          </text:list-item>
          <text:list-item>
            <text:p text:style-name="P37">If something is public, use java docs.</text:p>
          </text:list-item>
        </text:list>
        <text:h text:style-name="Heading_20_1" text:outline-level="1">SCM Activities</text:h>
        <text:p text:style-name="P26">This section identifies all functions and tasks required to manage the configuration of the software system. Both technical and managerial SCM activities shall be identified.</text:p>
        <text:p text:style-name="P26"/>
        <text:p text:style-name="P26">SCM activities are generally grouped into four functions: configuration identification, configuration control (change control), configuration status accounting (reporting) and configuration audits and reviews. </text:p>
        <text:p text:style-name="P26"/>
        <text:h text:style-name="Heading_20_2" text:outline-level="2">Configuration Identification</text:h>
        <text:h text:style-name="Heading_20_3" text:outline-level="3">Identifying Configuration Items</text:h>
        <text:p text:style-name="P14">The CL shall be responsible for identifying all Java source CI's. Engineers wishing to propose Java source CI's shall secure his or her agreement through supporting documentation. E-mail is an acceptable form for this. <text:s/></text:p>
        <text:p text:style-name="P14"/>
        <text:p text:style-name="P14">All other non-source CI's are subject to weekly review by the CL to ensure conformity with team policies.</text:p>
        <text:p text:style-name="P14"/>
        <text:p text:style-name="P14">Configuration items are:</text:p>
        <text:list xml:id="list42349818" text:style-name="L4">
          <text:list-item>
            <text:p text:style-name="P31">source code</text:p>
          </text:list-item>
          <text:list-item>
            <text:p text:style-name="P31">project requirements</text:p>
          </text:list-item>
          <text:list-item>
            <text:p text:style-name="P31">project documents</text:p>
          </text:list-item>
          <text:list-item>
            <text:p text:style-name="P29"><text:span text:style-name="T10">3</text:span><text:span text:style-name="T9">rd</text:span><text:span text:style-name="T10"> party code libraries</text:span></text:p>
          </text:list-item>
          <text:list-item>
            <text:p text:style-name="P31">image files.</text:p>
          </text:list-item>
        </text:list>
        <text:p text:style-name="P14"/>
        <text:h text:style-name="P39" text:outline-level="3"><text:span text:style-name="T5">Naming configuration items</text:span> </text:h>
        <text:p text:style-name="Standard">The CL shall be responsible for ensuring all CI's conform to naming conventions.</text:p>
        <text:p text:style-name="Standard"/>
        <text:p text:style-name="Standard">File conventions are:</text:p>
        <text:list xml:id="list42345151" text:style-name="L5">
          <text:list-item>
            <text:p text:style-name="P33">Root directory: teamsnowcrash</text:p>
          </text:list-item>
          <text:list-item>
            <text:p text:style-name="P33">Source directory: src</text:p>
          </text:list-item>
          <text:list-item>
            <text:p text:style-name="P33">General document directory: doc</text:p>
          </text:list-item>
          <text:list-item>
            <text:p text:style-name="P33"><text:soft-page-break/>UML directory: doc/UML</text:p>
          </text:list-item>
          <text:list-item>
            <text:p text:style-name="P33">Homework directory: doc/hw</text:p>
          </text:list-item>
          <text:list-item>
            <text:p text:style-name="P33">3<text:span text:style-name="T8">rd</text:span> party library directory: lib</text:p>
          </text:list-item>
          <text:list-item>
            <text:p text:style-name="P33">Java files: XX.java (where “XX” is the name of the class)</text:p>
          </text:list-item>
          <text:list-item>
            <text:p text:style-name="P33">Image files: image</text:p>
          </text:list-item>
        </text:list>
        <text:p text:style-name="Standard"/>
        <text:h text:style-name="P39" text:outline-level="3"><text:span text:style-name="T5">Acquiring configuration items</text:span> </text:h>
        <text:p text:style-name="P13">All CI's are acquired through use of the Mercurial Eclipse plug-in.</text:p>
        <text:p text:style-name="P13"/>
        <text:p text:style-name="P13">Any troubles accessing the code repository should be reported to the CL.</text:p>
        <text:p text:style-name="P13"/>
        <text:h text:style-name="P40" text:outline-level="2"><text:span text:style-name="T5">Configuration control</text:span> </text:h>
        <text:h text:style-name="P39" text:outline-level="3"><text:span text:style-name="T5">Requesting changes</text:span> </text:h>
        <text:p text:style-name="P24">Engineers may commit code within their area without prior review by the CL. <text:s/>An engineer wishing to commit code into a different area must get prior approval by the engineers working in the other area and the CL.</text:p>
        <text:h text:style-name="P39" text:outline-level="3"><text:span text:style-name="T5">Evaluating changes</text:span> </text:h>
        <text:p text:style-name="P13">Each weekly meeting shall have a mini code review where the week's changes are reviewed. <text:s/>It is expected that each team member be familiar with the state of the previous day's code.</text:p>
        <text:h text:style-name="P39" text:outline-level="3">Approving or disapproving changes</text:h>
        <text:p text:style-name="P24">During the weekly evaluation, conflicting changes are discussed. <text:s/>Any changes not discussed are considered approved. <text:s/>Changes that require discussion will be either approved or disapproved that meeting.</text:p>
        <text:h text:style-name="Heading_20_3" text:outline-level="3" text:is-list-header="true">3.2.4 Implementing changes</text:h>
        <text:p text:style-name="P13">Baseline version releases are set for these cases:</text:p>
        <text:list xml:id="list42358968" text:style-name="L6">
          <text:list-item>
            <text:p text:style-name="P32">0.1: Configuration screen</text:p>
          </text:list-item>
          <text:list-item>
            <text:p text:style-name="P32">0.2: Run Simulation</text:p>
          </text:list-item>
          <text:list-item>
            <text:p text:style-name="P32">0.3: Results screen</text:p>
          </text:list-item>
          <text:list-item>
            <text:p text:style-name="P32">1.0: Final build</text:p>
          </text:list-item>
        </text:list>
        <text:p text:style-name="P13"/>
        <text:p text:style-name="P13">Once baseline releases are set, changes to those releases will be reviewed first before integrating the changes into the mainline as team members are dependent on these releases being stable and fixed.</text:p>
        <text:h text:style-name="P40" text:outline-level="2"><text:span text:style-name="T5">Configuration status accounting</text:span> </text:h>
        <text:p text:style-name="P13">Current release notes will be published on the Google Code site as well as the team wiki. <text:s/></text:p>
        <text:p text:style-name="P13"/>
        <text:h text:style-name="Heading_20_2" text:outline-level="2"><text:soft-page-break/><text:span text:style-name="T5">Configuration audits and reviews</text:span> </text:h>
        <text:p text:style-name="P13">The CL will present the current status of the project in the weekly meetings. </text:p>
        <text:p text:style-name="P13"/>
        <text:h text:style-name="Heading_20_2" text:outline-level="2">Interface control</text:h>
        <text:p text:style-name="P25">N/A.</text:p>
        <text:p text:style-name="P25"/>
        <text:h text:style-name="Heading_20_2" text:outline-level="2"><text:span text:style-name="T5">Subcontractor/vendor control</text:span> </text:h>
        <text:p text:style-name="Standard">N/A.</text:p>
        <text:p text:style-name="Standard"/>
        <text:p text:style-name="Standard"/>
        <text:p text:style-name="Standard"/>
        <text:p text:style-name="Standard"/>
        <text:h text:style-name="P44" text:outline-level="1">SCM Schedules </text:h>
        <text:p text:style-name="Standard"><draw:frame draw:style-name="fr1" draw:name="Object1" text:anchor-type="paragraph" svg:x="1.2945in" svg:y="-0.0063in" svg:width="3.9118in" svg:height="0.8898in" draw:z-index="1"><draw:object xlink:href="./Object 1" xlink:type="simple" xlink:show="embed" xlink:actuate="onLoad"/><draw:image xlink:href="./ObjectReplacements/Object 1" xlink:type="simple" xlink:show="embed" xlink:actuate="onLoad"/></draw:frame></text:p>
        <text:h text:style-name="Heading_20_1" text:outline-level="1">SCM Resources </text:h>
        <text:p text:style-name="P12"><text:span text:style-name="T4">Configuration leader will require an estimated average of three hours a week to maintain the system configuration. We have chosen not to call out separately the time spent by the other team members on configuration management.</text:span> </text:p>
        <text:h text:style-name="Heading_20_1" text:outline-level="1">SCM plan maintenance </text:h>
        <text:p text:style-name="P14">Due to the importance of a stable SCM plan, all changes to this document must be approved by the entire CM team. </text:p>
        <text:p text:style-name="P7"/>
        <text:h text:style-name="Heading_20_1" text:outline-level="1"><text:soft-page-break/>Hours</text:h>
        <text:h text:style-name="Heading_20_2" text:outline-level="2">Total Hours</text:h>
        <text:p text:style-name="Standard"><draw:frame draw:style-name="fr2" draw:name="Object2" text:anchor-type="paragraph" svg:x="0.2555in" svg:y="0.0043in" svg:width="3.9472in" svg:height="1.8957in" draw:z-index="0"><draw:object xlink:href="./Object 2" xlink:type="simple" xlink:show="embed" xlink:actuate="onLoad"/><draw:image xlink:href="./ObjectReplacements/Object 2" xlink:type="simple" xlink:show="embed" xlink:actuate="onLoad"/></draw:frame></text:p>
        <text:p text:style-name="Standard"/>
        <text:h text:style-name="Heading_20_2" text:outline-level="2">Hours Broken Down</text:h>
        <text:p text:style-name="Standard"/>
        <text:p text:style-name="Standard"/>
        <text:p text:style-name="Standard"/>
        <text:h text:style-name="Heading_20_1" text:outline-level="1">Post Mortem</text:h>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fixed"/>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fixed"/>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fo:font-family="'Courier New'" style:font-family-generic="modern" style:font-pitch="fixed"/>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fo:font-family="'Courier New'" style:font-family-generic="modern" style:font-pitch="fixed"/>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fixed"/>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fixed"/>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fixed"/>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fixed"/>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fo:font-family="'Courier New'" style:font-family-generic="modern" style:font-pitch="fixed"/>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fo:font-family="'Courier New'" style:font-family-generic="modern" style:font-pitch="fixed"/>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fo:font-family="'Courier New'" style:font-family-generic="modern" style:font-pitch="fixed"/>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fo:font-family="'Courier New'" style:font-family-generic="modern" style:font-pitch="fixed"/>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fo:font-family="'Courier New'" style:font-family-generic="modern" style:font-pitch="fixed"/>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fo:font-family="'Courier New'" style:font-family-generic="modern" style:font-pitch="fixed"/>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fo:font-family="'Courier New'" style:font-family-generic="modern" style:font-pitch="fixed"/>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fo:font-family="'Courier New'" style:font-family-generic="modern" style:font-pitch="fixed"/>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fo:font-family="'Courier New'" style:font-family-generic="modern" style:font-pitch="fixed"/>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fo:font-family="'Courier New'" style:font-family-generic="modern" style:font-pitch="fixed"/>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fo:font-family="'Courier New'" style:font-family-generic="modern" style:font-pitch="fixed"/>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fo:font-family="'Courier New'" style:font-family-generic="modern" style:font-pitch="fixed"/>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fo:font-family="'Courier New'" style:font-family-generic="modern" style:font-pitch="fixed"/>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fo:font-family="'Courier New'" style:font-family-generic="modern" style:font-pitch="fixed"/>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fo:font-family="'Courier New'" style:font-family-generic="modern" style:font-pitch="fixed"/>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fo:font-family="'Courier New'" style:font-family-generic="modern" style:font-pitch="fixed"/>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fo:font-family="'Courier New'" style:font-family-generic="modern" style:font-pitch="fixed"/>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fo:font-family="'Courier New'" style:font-family-generic="modern" style:font-pitch="fixed"/>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fo:font-family="'Courier New'" style:font-family-generic="modern" style:font-pitch="fixed"/>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fo:font-family="'Courier New'" style:font-family-generic="modern" style:font-pitch="fixed"/>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fo:font-family="'Courier New'" style:font-family-generic="modern" style:font-pitch="fixed"/>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fo:font-family="'Courier New'" style:font-family-generic="modern" style:font-pitch="fixed"/>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fo:font-family="'Courier New'" style:font-family-generic="modern" style:font-pitch="fixed"/>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fo:font-family="'Courier New'" style:font-family-generic="modern" style:font-pitch="fixed"/>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fo:font-family="'Courier New'" style:font-family-generic="modern" style:font-pitch="fixed"/>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fo:font-family="'Courier New'" style:font-family-generic="modern" style:font-pitch="fixed"/>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fo:font-family="'Courier New'" style:font-family-generic="modern" style:font-pitch="fixed"/>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fo:font-family="'Courier New'" style:font-family-generic="modern" style:font-pitch="fixed"/>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fo:font-family="'Courier New'" style:font-family-generic="modern" style:font-pitch="fixed"/>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fo:font-family="'Courier New'" style:font-family-generic="modern" style:font-pitch="fixed"/>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fo:font-family="'Courier New'" style:font-family-generic="modern" style:font-pitch="fixed"/>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fo:font-family="'Courier New'" style:font-family-generic="modern" style:font-pitch="fixed"/>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fo:font-family="'Courier New'" style:font-family-generic="modern" style:font-pitch="fixed"/>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fo:font-family="'Courier New'" style:font-family-generic="modern" style:font-pitch="fixed"/>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fo:font-family="'Courier New'" style:font-family-generic="modern" style:font-pitch="fixed"/>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fo:font-family="'Courier New'" style:font-family-generic="modern" style:font-pitch="fixed"/>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fo:font-family="'Courier New'" style:font-family-generic="modern" style:font-pitch="fixed"/>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fo:font-family="'Courier New'" style:font-family-generic="modern" style:font-pitch="fixed"/>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Prototype/Proposal Document (SCMP)</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9</text:page-number></text:span><text:span text:style-name="MT2"> of </text:span><text:span text:style-name="MT3"><text:page-count style:num-format="1">9</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Team Communication Document</dc:title>
    <dc:subject>Technical Design</dc:subject>
    <meta:initial-creator>ioan miftode</meta:initial-creator>
    <meta:creation-date>2010-09-09T10:48:00</meta:creation-date>
    <dc:date>2010-10-03T22:27:49.35</dc:date>
    <meta:print-date>2009-07-16T08:27:00</meta:print-date>
    <meta:editing-cycles>158</meta:editing-cycles>
    <meta:editing-duration>PT21H05M02S</meta:editing-duration>
    <dc:creator>Dale Earnest</dc:creator>
    <meta:document-statistic meta:table-count="2" meta:image-count="0" meta:object-count="2" meta:page-count="9" meta:paragraph-count="154" meta:word-count="1142" meta:character-count="7191"/>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1984in"/>
    </style:style>
    <style:style style:name="co3" style:family="table-column">
      <style:table-column-properties fo:break-before="auto" style:column-width="0.2752in"/>
    </style:style>
    <style:style style:name="co4" style:family="table-column">
      <style:table-column-properties fo:break-before="auto" style:column-width="0.3189in"/>
    </style:style>
    <style:style style:name="co5" style:family="table-column">
      <style:table-column-properties fo:break-before="auto" style:column-width="0.381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data-style-name="N117">
      <style:table-cell-properties fo:border="0.0008in solid #000000"/>
    </style:style>
    <style:style style:name="ta_extref" style:family="table">
      <style:table-properties table:display="false"/>
    </style:style>
  </office:automatic-styles>
  <office:body>
    <office:spreadsheet>
      <table:calculation-settings>
        <table:iteration table:status="enable"/>
      </table:calculation-settings>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3" table:number-columns-repeated="2" table:default-cell-style-name="ce1"/>
        <table:table-column table:style-name="co4" table:default-cell-style-name="ce1"/>
        <table:table-column table:style-name="co5" table:default-cell-style-name="ce1"/>
        <table:table-row table:style-name="ro1">
          <table:table-cell table:style-name="Default"/>
          <table:table-cell office:value-type="string" table:number-columns-spanned="4" table:number-rows-spanned="1">
            <text:p>October</text:p>
          </table:table-cell>
          <table:covered-table-cell table:number-columns-repeated="3"/>
          <table:table-cell office:value-type="string" table:number-columns-spanned="5" table:number-rows-spanned="1">
            <text:p>November</text:p>
          </table:table-cell>
          <table:covered-table-cell table:number-columns-repeated="4"/>
          <table:table-cell office:value-type="string" table:number-columns-spanned="2" table:number-rows-spanned="1">
            <text:p>December</text:p>
          </table:table-cell>
          <table:covered-table-cell/>
        </table:table-row>
        <table:table-row table:style-name="ro1">
          <table:table-cell table:style-name="Default"/>
          <table:table-cell office:value-type="float" office:value="4">
            <text:p>4</text:p>
          </table:table-cell>
          <table:table-cell office:value-type="float" office:value="11">
            <text:p>11</text:p>
          </table:table-cell>
          <table:table-cell office:value-type="float" office:value="18">
            <text:p>18</text:p>
          </table:table-cell>
          <table:table-cell office:value-type="float" office:value="25">
            <text:p>25</text:p>
          </table:table-cell>
          <table:table-cell office:value-type="float" office:value="1">
            <text:p>1</text:p>
          </table:table-cell>
          <table:table-cell office:value-type="float" office:value="8">
            <text:p>8</text:p>
          </table:table-cell>
          <table:table-cell office:value-type="float" office:value="15">
            <text:p>15</text:p>
          </table:table-cell>
          <table:table-cell office:value-type="float" office:value="22">
            <text:p>22</text:p>
          </table:table-cell>
          <table:table-cell office:value-type="float" office:value="29">
            <text:p>29</text:p>
          </table:table-cell>
          <table:table-cell office:value-type="float" office:value="6">
            <text:p>6</text:p>
          </table:table-cell>
          <table:table-cell office:value-type="float" office:value="8">
            <text:p>8</text:p>
          </table:table-cell>
        </table:table-row>
        <table:table-row table:style-name="ro1">
          <table:table-cell office:value-type="string">
            <text:p>CM Setup</text:p>
          </table:table-cell>
          <table:table-cell office:value-type="string">
            <text:p>x</text:p>
          </table:table-cell>
          <table:table-cell table:number-columns-repeated="10"/>
        </table:table-row>
        <table:table-row table:style-name="ro1">
          <table:table-cell office:value-type="string">
            <text:p>CM Review</text:p>
          </table:table-cell>
          <table:table-cell table:number-columns-repeated="9" office:value-type="string">
            <text:p>x</text:p>
          </table:table-cell>
          <table:table-cell table:number-columns-repeated="2"/>
        </table:table-row>
        <table:table-row table:style-name="ro1">
          <table:table-cell office:value-type="string">
            <text:p>Baselines</text:p>
          </table:table-cell>
          <table:table-cell table:number-columns-repeated="2"/>
          <table:table-cell office:value-type="float" office:value="0.1">
            <text:p>0.1</text:p>
          </table:table-cell>
          <table:table-cell table:number-columns-repeated="3"/>
          <table:table-cell office:value-type="float" office:value="0.2">
            <text:p>0.2</text:p>
          </table:table-cell>
          <table:table-cell table:number-columns-repeated="2"/>
          <table:table-cell office:value-type="float" office:value="0.3">
            <text:p>0.3</text:p>
          </table:table-cell>
          <table:table-cell table:style-name="ce2" office:value-type="float" office:value="1">
            <text:p>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3">10/03/2010</text:date>, <text:time>21:46: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Deliverable </text:p>
          </table:table-cell>
          <table:table-cell table:style-name="ce3" office:value-type="string">
            <text:p>Estimated Hours </text:p>
          </table:table-cell>
          <table:table-cell table:style-name="ce3"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3">
          <table:table-cell office:value-type="string">
            <text:p>SPD </text:p>
          </table:table-cell>
          <table:table-cell office:value-type="float" office:value="40">
            <text:p>40</text:p>
          </table:table-cell>
          <table:table-cell office:value-type="float" office:value="38">
            <text:p>38</text:p>
          </table:table-cell>
        </table:table-row>
        <table:table-row table:style-name="ro2">
          <table:table-cell office:value-type="string">
            <text:p>SCMP </text:p>
          </table:table-cell>
          <table:table-cell office:value-type="float" office:value="40">
            <text:p>40</text:p>
          </table:table-cell>
          <table:table-cell/>
        </table:table-row>
        <table:table-row table:style-name="ro2">
          <table:table-cell office:value-type="string">
            <text:p>SPMP </text:p>
          </table:table-cell>
          <table:table-cell office:value-type="float" office:value="40">
            <text:p>40</text:p>
          </table:table-cell>
          <table:table-cell/>
        </table:table-row>
        <table:table-row table:style-name="ro2">
          <table:table-cell office:value-type="string">
            <text:p>SRS </text:p>
          </table:table-cell>
          <table:table-cell office:value-type="float" office:value="60">
            <text:p>60</text:p>
          </table:table-cell>
          <table:table-cell/>
        </table:table-row>
        <table:table-row table:style-name="ro2">
          <table:table-cell office:value-type="string">
            <text:p>SDD </text:p>
          </table:table-cell>
          <table:table-cell office:value-type="float" office:value="40">
            <text:p>40</text:p>
          </table:table-cell>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2">09/22/2010</text:date>, <text:time>15:21:38</text:time></text:p>
        </style:region-right>
      </style:header>
      <style:header-left style:display="false"/>
      <style:footer>
        <text:p>Page <text:page-number>1</text:page-number> / <text:page-count>99</text:page-count></text:p>
      </style:footer>
      <style:footer-left style:display="false"/>
    </style:master-page>
  </office:master-styles>
</office:document-styles>
</file>